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text-properties fo:color="#000000"/>
    </style:style>
    <style:style style:name="P19" style:parent-style-name="Základnítext" style:family="paragraph">
      <style:text-properties fo:color="#000000"/>
    </style:style>
    <style:style style:name="T20" style:parent-style-name="Standardnípísmoodstavce" style:family="text">
      <style:text-properties fo:color="#000000"/>
    </style:style>
    <style:style style:name="T21" style:parent-style-name="instrukce" style:family="text">
      <style:text-properties fo:color="#000000"/>
    </style:style>
    <style:style style:name="T22" style:parent-style-name="Standardnípísmoodstavce" style:family="text">
      <style:text-properties fo:color="#000000"/>
    </style:style>
    <style:style style:name="T23" style:parent-style-name="Standardnípísmoodstavce" style:family="text">
      <style:text-properties fo:color="#000000"/>
    </style:style>
    <style:style style:name="T24" style:parent-style-name="instrukce" style:family="text">
      <style:text-properties fo:color="#000000"/>
    </style:style>
    <style:style style:name="P25" style:parent-style-name="podpis" style:family="paragraph">
      <style:paragraph-properties fo:margin-top="0.3333in"/>
      <style:text-properties fo:color="#000000"/>
    </style:style>
    <style:style style:name="P26" style:parent-style-name="podpis" style:family="paragraph">
      <style:text-properties fo:color="#000000"/>
    </style:style>
    <style:style style:name="P27" style:parent-style-name="podpis" style:family="paragraph">
      <style:text-properties fo:color="#000000"/>
    </style:style>
    <style:style style:name="P28" style:parent-style-name="Normální" style:family="paragraph">
      <style:text-properties fo:color="#000000"/>
    </style:style>
    <style:style style:name="P29" style:parent-style-name="Normální" style:family="paragraph">
      <style:text-properties fo:color="#000000"/>
    </style:style>
    <style:style style:name="P30" style:parent-style-name="Příloha" style:family="paragraph">
      <style:text-properties fo:color="#000000"/>
    </style:style>
    <style:style style:name="P31" style:parent-style-name="Příloha" style:family="paragraph">
      <style:text-properties fo:font-size="12pt" style:font-size-asian="12pt" style:font-size-complex="13pt"/>
    </style:style>
    <style:style style:name="T32" style:parent-style-name="instrukce" style:family="text">
      <style:text-properties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18/2024</text:p>
            <text:p text:style-name="Normální">KVOP-12560/2024</text:p>
            <text:p text:style-name="Normální">27. 03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<text:s text:c="5"/></text:p>
            <text:p text:style-name="Normální">L.<text:s/>mateřská škola a základní škola S.</text:p>
            <text:p text:style-name="Normální">pí. K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 vyřízení žádosti o informace</text:h>
      <text:h text:style-name="Nadpis1" text:outline-level="1">podle zákona č. 106/1999 Sb., o svobodném přístupu k informacím</text:h>
      <text:p text:style-name="P18"/>
      <text:p text:style-name="P19">Vážená paní K.,</text:p>
      <text:p text:style-name="Základnítext"><text:span text:style-name="T20">dne<text:s/></text:span><text:span text:style-name="T21">25. 3. 2024<text:s/></text:span><text:span text:style-name="T22">obdržela Kancelář veřejného ochránce práv Vaši žádost o informace. Žádáte o poskytnut</text:span><text:span text:style-name="T23">í kopie vyjádření ministra kultury ke zprávě o šetření ve věci sp. zn.<text:s/></text:span>3391/2020/VOP/MH, č. j. KVOP-10179/2021.</text:p>
      <text:p text:style-name="Základnítext"><text:span text:style-name="T24">V příloze Vám požadovanou informaci zasílám.</text:span></text:p>
      <text:p text:style-name="Základnítext"/>
      <text:p text:style-name="Základnítext">S pozdravem</text:p>
      <text:p text:style-name="P25">JUDr. Pavel Pořízek, Ph.D. v. r.</text:p>
      <text:p text:style-name="P26">vedoucí Kanceláře veřejného ochránce práv</text:p>
      <text:p text:style-name="P27">(podepsáno<text:s/>elektronicky)</text:p>
      <text:p text:style-name="P28"/>
      <text:p text:style-name="P29"/>
      <text:p text:style-name="P30"/>
      <text:p text:style-name="P31">Příloha</text:p>
      <text:p text:style-name="Normální"><text:span text:style-name="T32">Vyjádření ministra kultury ze dne 7. 10. 2020, č. j.: MK 59403/2020 OPP</text:span>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4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C1DH*</text:span></text:p>
        <text:p text:style-name="P12"><text:span text:style-name="T13">KVOPX00EC1DH</text:span>KVOPX00EC1DH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5-02T08:26:00Z</meta:creation-date>
    <dc:date>2024-05-02T08:28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105" meta:character-count="730" meta:row-count="5" meta:non-whitespace-character-count="626"/>
  </office:meta>
</office:document-meta>
</file>